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adornments="Regular" style:font-pitch="variable" style:font-charset="x-symbol"/>
    <style:font-face style:name="Lohit Devanagari"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5.9972in" fo:margin-left="0in" fo:margin-top="0in" fo:margin-bottom="0in" table:align="left" style:writing-mode="lr-tb"/>
    </style:style>
    <style:style style:name="Table1.A" style:family="table-column">
      <style:table-column-properties style:column-width="1.8729in"/>
    </style:style>
    <style:style style:name="Table1.B" style:family="table-column">
      <style:table-column-properties style:column-width="0.4569in"/>
    </style:style>
    <style:style style:name="Table1.C" style:family="table-column">
      <style:table-column-properties style:column-width="3.6674in"/>
    </style:style>
    <style:style style:name="Table1.1" style:family="table-row">
      <style:table-row-properties fo:keep-together="auto"/>
    </style:style>
    <style:style style:name="Table1.A1" style:family="table-cell">
      <style:table-cell-properties style:vertical-align="middle" fo:padding="0.0194in" fo:border="none"/>
    </style:style>
    <style:style style:name="P1" style:family="paragraph" style:parent-style-name="Heading_20_2" style:master-page-name="Standard">
      <style:paragraph-properties style:page-number="auto"/>
    </style:style>
    <style:style style:name="P2" style:family="paragraph" style:parent-style-name="Heading_20_3">
      <style:paragraph-properties fo:break-before="page"/>
    </style:style>
    <style:style style:name="P3" style:family="paragraph" style:parent-style-name="Table_20_Contents">
      <style:text-properties fo:font-size="2pt" style:font-size-asian="2pt" style:font-size-complex="2pt"/>
    </style:style>
    <style:style style:name="P4" style:family="paragraph" style:parent-style-name="Text_20_body_20__28_user_29_" style:list-style-name="WWNum1"/>
    <style:style style:name="P5" style:family="paragraph" style:parent-style-name="Text_20_body_20__28_user_29_" style:list-style-name="WWNum1">
      <style:paragraph-properties fo:margin-top="0in" fo:margin-bottom="0in" loext:contextual-spacing="false"/>
    </style:style>
    <style:style style:name="T1" style:family="text">
      <style:text-properties fo:font-size="16pt" style:font-size-asian="16pt" style:font-size-complex="16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oject Evaluation R<text:span text:style-name="T1">u</text:span>bric</text:h>
      <text:p text:style-name="Text_20_body_20__28_user_29_">This rubric provides instructions and a table to record results from a FOSS Project Evaluation.</text:p>
      <text:p text:style-name="Text_20_body_20__28_user_29_">Name: Ian Franklin</text:p>
      <text:p text:style-name="Text_20_body_20__28_user_29_">Date: 4/19/2020</text:p>
      <text:p text:style-name="Text_20_body_20__28_user_29_">FOSS Project: OpenMR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Evaluation Criteria</text:p>
          </table:table-cell>
          <table:table-cell table:style-name="Table1.A1" office:value-type="string">
            <text:p text:style-name="Table_20_Heading">Level<text:line-break/>(0-2)</text:p>
          </table:table-cell>
          <table:table-cell table:style-name="Table1.A1" office:value-type="string">
            <text:p text:style-name="Table_20_Heading">Evaluation Data</text:p>
          </table:table-cell>
        </table:table-row>
        <table:table-row table:style-name="Table1.1">
          <table:table-cell table:style-name="Table1.A1" office:value-type="string">
            <text:p text:style-name="Table_20_Contents">License</text:p>
          </table:table-cell>
          <table:table-cell table:style-name="Table1.A1" office:value-type="string">
            <text:p text:style-name="Table_20_Contents">2</text:p>
          </table:table-cell>
          <table:table-cell table:style-name="Table1.A1" office:value-type="string">
            <text:p text:style-name="Table_20_Contents"><text:a xlink:type="simple" xlink:href="https://github.com/openmrs/openmrs-core/blob/master/LICENSE" text:style-name="Internet_20_link" text:visited-style-name="Visited_20_Internet_20_Link">Mozilla Public License 2.0</text:a>, an OSI approved license</text:p>
          </table:table-cell>
        </table:table-row>
        <table:table-row table:style-name="Table1.1">
          <table:table-cell table:style-name="Table1.A1" office:value-type="string">
            <text:p text:style-name="Table_20_Contents">Technology</text:p>
          </table:table-cell>
          <table:table-cell table:style-name="Table1.A1" office:value-type="string">
            <text:p text:style-name="Table_20_Contents">2</text:p>
          </table:table-cell>
          <table:table-cell table:style-name="Table1.A1" office:value-type="string">
            <text:p text:style-name="Table_20_Contents">Java 96.2%, SQLPL 2.9%, Other 0.9%</text:p>
          </table:table-cell>
        </table:table-row>
        <table:table-row table:style-name="Table1.1">
          <table:table-cell table:style-name="Table1.A1" office:value-type="string">
            <text:p text:style-name="Table_20_Contents">Level of Activity</text:p>
          </table:table-cell>
          <table:table-cell table:style-name="Table1.A1" office:value-type="string">
            <text:p text:style-name="Table_20_Contents">2</text:p>
          </table:table-cell>
          <table:table-cell table:style-name="Table1.A1" office:value-type="string">
            <text:p text:style-name="Table_20_Contents">Majority of weeks active for last 4 quarters</text:p>
          </table:table-cell>
        </table:table-row>
        <table:table-row table:style-name="Table1.1">
          <table:table-cell table:style-name="Table1.A1" office:value-type="string">
            <text:p text:style-name="Table_20_Contents">Number of Contributors</text:p>
          </table:table-cell>
          <table:table-cell table:style-name="Table1.A1" office:value-type="string">
            <text:p text:style-name="Table_20_Contents">2</text:p>
          </table:table-cell>
          <table:table-cell table:style-name="Table1.A1" office:value-type="string">
            <text:p text:style-name="Table_20_Contents">342 contributors</text:p>
          </table:table-cell>
        </table:table-row>
        <table:table-row table:style-name="Table1.1">
          <table:table-cell table:style-name="Table1.A1" office:value-type="string">
            <text:p text:style-name="Table_20_Contents">Product Size</text:p>
          </table:table-cell>
          <table:table-cell table:style-name="Table1.A1" office:value-type="string">
            <text:p text:style-name="Table_20_Contents">2</text:p>
          </table:table-cell>
          <table:table-cell table:style-name="Table1.A1" office:value-type="string">
            <text:p text:style-name="Table_20_Contents">224 MB of code</text:p>
          </table:table-cell>
        </table:table-row>
        <table:table-row table:style-name="Table1.1">
          <table:table-cell table:style-name="Table1.A1" office:value-type="string">
            <text:p text:style-name="Table_20_Contents">Issue Tracker</text:p>
          </table:table-cell>
          <table:table-cell table:style-name="Table1.A1" office:value-type="string">
            <text:p text:style-name="Table_20_Contents">2</text:p>
          </table:table-cell>
          <table:table-cell table:style-name="Table1.A1" office:value-type="string">
            <text:p text:style-name="Table_20_Contents">1264 open, 14841 closed, <text:a xlink:type="simple" xlink:href="https://issues.openmrs.org/browse/AC-744?jql=status%20%3D%20%22Ready%20for%20Work%22%20ORDER%20BY%20created%20DESC" text:style-name="Internet_20_link" text:visited-style-name="Visited_20_Internet_20_Link">fifth most recent issue</text:a> was created on 4/08/2020, issues are actively being added and resolved</text:p>
          </table:table-cell>
        </table:table-row>
        <table:table-row table:style-name="Table1.1">
          <table:table-cell table:style-name="Table1.A1" office:value-type="string">
            <text:p text:style-name="Table_20_Contents">New Contributor</text:p>
          </table:table-cell>
          <table:table-cell table:style-name="Table1.A1" office:value-type="string">
            <text:p text:style-name="Table_20_Contents">2</text:p>
          </table:table-cell>
          <table:table-cell table:style-name="Table1.A1" office:value-type="string">
            <text:p text:style-name="Table_20_Contents">There is a top-level <text:a xlink:type="simple" xlink:href="https://github.com/openmrs/openmrs-core/blob/master/CONTRIBUTING.md" text:style-name="Internet_20_link" text:visited-style-name="Visited_20_Internet_20_Link">“Contributing” file</text:a> and<text:a xlink:type="simple" xlink:href="https://wiki.openmrs.org/display/docs/Getting+Started+as+a+Developer" text:style-name="Internet_20_link" text:visited-style-name="Visited_20_Internet_20_Link"> “Getting Started” page</text:a>, an active <text:a xlink:type="simple" xlink:href="https://wiki.openmrs.org/display/IRC/Home" text:style-name="Internet_20_link" text:visited-style-name="Visited_20_Internet_20_Link">IRC chat for developers</text:a> and <text:a xlink:type="simple" xlink:href="https://wiki.openmrs.org/display/RES/Mailing+Lists" text:style-name="Internet_20_link" text:visited-style-name="Visited_20_Internet_20_Link">developer mailing list</text:a>, a <text:a xlink:type="simple" xlink:href="https://talk.openmrs.org/" text:style-name="Internet_20_link" text:visited-style-name="Visited_20_Internet_20_Link">discussion platform</text:a> with very recent posts, and a decent web presence such as a <text:a xlink:type="simple" xlink:href="https://wiki.openmrs.org/display/RES/OpenMRS+Contribution+Policy" text:style-name="Internet_20_link" text:visited-style-name="Visited_20_Internet_20_Link">wiki</text:a></text:p>
          </table:table-cell>
        </table:table-row>
        <table:table-row table:style-name="Table1.1">
          <table:table-cell table:style-name="Table1.A1" office:value-type="string">
            <text:p text:style-name="Table_20_Contents">Community Norms</text:p>
          </table:table-cell>
          <table:table-cell table:style-name="Table1.A1" office:value-type="string">
            <text:p text:style-name="Table_20_Contents">2</text:p>
          </table:table-cell>
          <table:table-cell table:style-name="Table1.A1" office:value-type="string">
            <text:p text:style-name="Table_20_Contents"><text:a xlink:type="simple" xlink:href="https://wiki.openmrs.org/display/docs/Conventions" text:style-name="Internet_20_link" text:visited-style-name="Visited_20_Internet_20_Link">Code of Conduct</text:a> includes: using CheckStyle for static analysis, has standard naming conventions, uses developer <text:a xlink:type="simple" xlink:href="https://wiki.openmrs.org/display/RES/OpenMRS+Developer+Stages" text:style-name="Internet_20_link" text:visited-style-name="Visited_20_Internet_20_Link">stages</text:a> for grading one’s amount of contributions and access to certain types of involvement. Communication seems <text:a xlink:type="simple" xlink:href="https://talk.openmrs.org/t/soundex-search-in-lucenequeries/26068/34" text:style-name="Internet_20_link" text:visited-style-name="Visited_20_Internet_20_Link">courteous</text:a> and professional, shows no indication of inappropriate behavior, and members seem to reach a <text:a xlink:type="simple" xlink:href="https://talk.openmrs.org/t/contact-tracing-in-openmrs/27926/16" text:style-name="Internet_20_link" text:visited-style-name="Visited_20_Internet_20_Link">consensus</text:a> for issues without any strife.</text:p>
          </table:table-cell>
        </table:table-row>
        <table:table-row table:style-name="Table1.1">
          <table:table-cell table:style-name="Table1.A1" office:value-type="string">
            <text:p text:style-name="Table_20_Contents">User Base</text:p>
          </table:table-cell>
          <table:table-cell table:style-name="Table1.A1" office:value-type="string">
            <text:p text:style-name="Table_20_Contents">1</text:p>
          </table:table-cell>
          <table:table-cell table:style-name="Table1.A1" office:value-type="string">
            <text:p text:style-name="Table_20_Contents">There are build instructions in the main <text:a xlink:type="simple" xlink:href="https://github.com/openmrs/openmrs-core#build" text:style-name="Internet_20_link" text:visited-style-name="Visited_20_Internet_20_Link">readme</text:a> and standalone instructions on their <text:a xlink:type="simple" xlink:href="https://openmrs.org/download/" text:style-name="Internet_20_link" text:visited-style-name="Visited_20_Internet_20_Link">download page</text:a>. There are some comments here but overall there doesn’t seem to be a ton of evidence that people are actually using the product.</text:p>
          </table:table-cell>
        </table:table-row>
        <table:table-row table:style-name="Table1.1">
          <table:table-cell table:style-name="Table1.A1" office:value-type="string">
            <text:p text:style-name="Table_20_Contents"><text:span text:style-name="T2">Total Score</text:span></text:p>
          </table:table-cell>
          <table:table-cell table:style-name="Table1.A1" office:value-type="string">
            <text:p text:style-name="Table_20_Contents">17</text:p>
          </table:table-cell>
          <table:table-cell table:style-name="Table1.A1" office:value-type="string">
            <text:p text:style-name="P3"/>
          </table:table-cell>
        </table:table-row>
      </table:table>
      <text:p text:style-name="Text_20_body_20__28_user_29_"><text:s/></text:p>
      <text:h text:style-name="Heading_20_3" text:outline-level="3"/>
      <text:h text:style-name="P2" text:outline-level="3"><text:bookmark text:name="Rubric_instructions"/>Rubric instructions</text:h>
      <text:p text:style-name="Text_20_body_20__28_user_29_">The table above contains entries for each of the evaluation criteria in the Project Evaluation Learning Activity. For each criterion, find the evaluation information needed and record it in the "Evaluation Data" column. <text:s/>To the extent possible, record specific quantitative information and provide a pointer (e.g., a Web address) to the source of that information. Then assign a score in the level column using zero to indicate that the criterion is not met at all, two to indicate that the criterion is fully met, and 1 for something in between.</text:p>
      <text:p text:style-name="Text_20_body_20__28_user_29_">The points below provide a suggested scoring based on a general assumption that the goal is to contribute to an HFOSS project of significant size that is actively being developed and that has a client community. <text:s/>Adjust your scoring if your goals differ, but explain in the “Evaluation Data” column what your criteria are.</text:p>
      <text:list xml:id="list1246817033" text:style-name="WWNum1">
        <text:list-item>
          <text:p text:style-name="P5">License - Score 2 if the product has a free software or open source software license. Score 0 for other licenses or if the license is missing</text:p>
        </text:list-item>
        <text:list-item>
          <text:p text:style-name="P5">Technology - Score 2 if the language and other technology elements are your most preferred choice. Score 1 for less preferred languages and technologies or if your preferred language is only a small part of the product. Score 0 if the technology suite is not suitable for your needs.</text:p>
        </text:list-item>
        <text:list-item>
          <text:p text:style-name="P5">Level of Activity - Score 2 if you judge all the quarters in the last year as being active. Score 1 if some of the quarters in the last year have been active. Score 0 if there have been no active quarters in the last year.</text:p>
        </text:list-item>
        <text:list-item>
          <text:p text:style-name="P5">Number of Contributors - Score 2 if there are 10 or more contributors. Score 1 if there are 3-10 contributors. Score 0 if there are only 1 or 2 contributors. Note that these numbers are based on the fact that most projects have only 1-2 contributors, and the score assumes you are interested in contributing to a larger, clearly established project. If you would prefer to work with a smaller, less well-established project then adjust your scoring to reflect that.</text:p>
        </text:list-item>
        <text:list-item>
          <text:p text:style-name="P5">Size - Scoring for size depends on your objectives in contributing to a project. A project with little or no code should probably be scored 0. For projects that have an established code base, you might think about whether there is a "sweet spot" for code base size that you think would be ideal for your needs. If you can define that, then score projects in that range as 2. Score projects that are neither 0 or 2 as 1. If you don't know what size would be appropriate, then score anything over a reasonable minimum (suggestion: 10,000 lines) as 1.</text:p>
        </text:list-item>
        <text:list-item>
          <text:p text:style-name="P5">Issue Tracker - Score 2 if issues are being actively added and resolved. Score 0 if there is no issue tracker or no sign of recent activity. Score 1 if there is activity but it is very low or sporadic.</text:p>
        </text:list-item>
        <text:list-item>
          <text:p text:style-name="P5">New Contributor - Score 2 if there are clear instructions and welcome for new contributors (positive answers to at least 3 of the learning activity questions). Score 0 if there is little or no evidence of welcome or instructions for new contributors. Score 1 for anything in between.</text:p>
        </text:list-item>
        <text:list-item>
          <text:p text:style-name="P5">Community Norms - Score 2 if there is a documented and easy to locate statement of community norms that is welcoming and inclusive. Score 0 if there is any evidence of rude, <text:soft-page-break/>unprofessional, harassing or other undesirable behavior. Score 1 if there are no signs of poor behavior but there is no stated code of conduct.</text:p>
        </text:list-item>
        <text:list-item>
          <text:p text:style-name="P4">User base - Score 2 if there clearly is an active and engaged user base. Score 0 if there is little or no evidence that the product is actually being used by anyone beyond the development team. Score 1 if there is some evidence of use but not much.</text:p>
        </text:list-item>
      </text:list>
      <text:p text:style-name="Text_20_body_20__28_user_29_">Once you have filled in your evaluation for each of the criteria, total your scores for the project overall.</text:p>
      <text:p text:style-name="Text_20_body_20__28_user_29_">The Total Score does not provide an absolute indicator of project suitability, but rather should be viewed as a starting point for discussion if comparing multiple projects. <text:s/>Also, some of these criteria may be essential to your goals. <text:s/>For example a score of zero in “License” or “Technology” are likely to be sufficient to eliminate a project from consider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adornments="Regular" style:font-pitch="variable" style:font-charset="x-symbol"/>
    <style:font-face style:name="Lohit Devanagari"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loext: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weight="bold" style:font-name-asian="SimSun" style:font-family-asian="SimSun" style:font-family-generic-asian="system" style:font-pitch-asian="variable" style:font-weight-asian="bold" style:font-weight-complex="bold"/>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Ian Franklin</meta:initial-creator>
    <meta:editing-cycles>3</meta:editing-cycles>
    <meta:creation-date>2020-04-20T00:37:00</meta:creation-date>
    <dc:date>2020-05-17T16:09:49.203238343</dc:date>
    <meta:editing-duration>PT1M39S</meta:editing-duration>
    <meta:generator>LibreOffice/6.3.5.2$Linux_X86_64 LibreOffice_project/30$Build-2</meta:generator>
    <meta:document-statistic meta:table-count="1" meta:image-count="0" meta:object-count="0" meta:page-count="3" meta:paragraph-count="52" meta:word-count="964" meta:character-count="5528" meta:non-whitespace-character-count="46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